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font-name="Liberation Serif" fo:font-size="17pt" style:text-underline-style="none" fo:font-weight="bold" officeooo:rsid="2b6f314a" officeooo:paragraph-rsid="34ba9c8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ede4a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2cbf8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f2e392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a8feb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cb9ee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610507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7dc97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ab81f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5666d14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officeooo:rsid="2e1b0a80"/>
    </style:style>
    <style:style style:name="T2" style:family="text">
      <style:text-properties fo:color="#333333"/>
    </style:style>
    <style:style style:name="T3" style:family="text">
      <style:text-properties style:font-name="Arial" officeooo:rsid="325a12c2" style:font-name-asian="Arial"/>
    </style:style>
    <style:style style:name="T4" style:family="text">
      <style:text-properties officeooo:rsid="325a12c2"/>
    </style:style>
    <style:style style:name="T5" style:family="text">
      <style:text-properties officeooo:rsid="356134fc"/>
    </style:style>
    <style:style style:name="T6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7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8" style:family="text">
      <style:text-properties style:text-outline="false" style:text-line-through-style="none" style:text-line-through-type="none" style:text-position="0% 100%" fo:font-style="normal" fo:text-shadow="none" officeooo:rsid="2e2d83da" style:font-style-asian="normal" style:font-name-complex="標楷體" style:text-emphasize="none"/>
    </style:style>
    <style:style style:name="T9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officeooo:rsid="352e8af6" style:font-style-asian="normal" style:font-name-complex="標楷體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font-name-complex="標楷體" style:text-emphasize="none"/>
    </style:style>
    <style:style style:name="T13" style:family="text">
      <style:text-properties fo:color="#1c1c1c"/>
    </style:style>
    <style:style style:name="T14" style:family="text">
      <style:text-properties fo:color="#1c1c1c" officeooo:rsid="2fa2d5a6" style:font-name-complex="標楷體"/>
    </style:style>
    <style:style style:name="T15" style:family="text">
      <style:text-properties fo:color="#1c1c1c"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16" style:family="text">
      <style:text-properties fo:color="#1c1c1c" style:text-outline="false" style:text-line-through-style="none" style:text-line-through-type="none" style:text-position="0% 100%" fo:font-style="normal" fo:text-shadow="none" officeooo:rsid="352e8af6" style:font-style-asian="normal" style:font-name-complex="標楷體" style:text-emphasize="none"/>
    </style:style>
    <style:style style:name="T17" style:family="text">
      <style:text-properties fo:color="#1c1c1c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font-name-complex="標楷體" style:text-emphasize="none"/>
    </style:style>
    <style:style style:name="T18" style:family="text">
      <style:text-properties fo:color="#1c1c1c" officeooo:rsid="356134fc"/>
    </style:style>
    <style:style style:name="T19" style:family="text">
      <style:text-properties officeooo:rsid="2fa2d5a6" style:font-name-complex="標楷體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6982431" text:style-name="L1">
        <text:list-item>
          <text:p text:style-name="P1"><text:bookmark-start text:name="商鞅"/>商鞅<text:bookmark-end text:name="商鞅"/></text:p>
          <text:list>
            <text:list-item>
              <text:p text:style-name="P3">法家。</text:p>
              <text:list>
                <text:list-item>
                  <text:p text:style-name="P3">服務 獨裁者、絕對獨裁。</text:p>
                </text:list-item>
                <text:list-item>
                  <text:p text:style-name="P3">從 君王、獨裁者 的 角度，統治國家、找出社會問題、強化獨裁權力。</text:p>
                </text:list-item>
                <text:list-item>
                  <text:p text:style-name="P3">駕馭 人民、奴性，為 國家、政府 服務。</text:p>
                </text:list-item>
              </text:list>
            </text:list-item>
            <text:list-item>
              <text:p text:style-name="P3">商君書。</text:p>
              <text:list>
                <text:list-item>
                  <text:p text:style-name="P4">商君書 認定，民弱國強，國強民弱，故有道之國，務在弱民。</text:p>
                  <text:list>
                    <text:list-item>
                      <text:p text:style-name="P3">弱民。</text:p>
                      <text:list>
                        <text:list-item>
                          <text:p text:style-name="P3">弱民 不是 削弱 人民的 肉體、體力、專注力、創造力。</text:p>
                          <text:list>
                            <text:list-item>
                              <text:p text:style-name="P3">人民的 肉體、體力、專注力、創造力 反而要好。</text:p>
                            </text:list-item>
                          </text:list>
                        </text:list-item>
                        <text:list-item>
                          <text:p text:style-name="P5">弱民 是 削弱 人民的 意識、精神。</text:p>
                        </text:list-item>
                        <text:list-item>
                          <text:p text:style-name="P5">弱民 是 馴化 人民的 意識、精神。</text:p>
                          <text:list>
                            <text:list-item>
                              <text:p text:style-name="P5">利用 趨利、避害、自私、自利 的 人性。</text:p>
                            </text:list-item>
                            <text:list-item>
                              <text:p text:style-name="P5">剝奪 獨立思考能力、個體思考能力。</text:p>
                              <text:list>
                                <text:list-item>
                                  <text:p text:style-name="P5">不好奇、不探索、不思考、不質疑、不反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商君書 認定，使 人民 愚昧無知。</text:p>
                  <text:list>
                    <text:list-item>
                      <text:p text:style-name="P5">人民 越愚昧無知，越容易 被奴役。</text:p>
                    </text:list-item>
                  </text:list>
                </text:list-item>
                <text:list-item>
                  <text:p text:style-name="P4">商君書 認定，平時、戰時。</text:p>
                  <text:list>
                    <text:list-item>
                      <text:p text:style-name="P5">平時，把 所有 時間、體力、精力，都投入到 國家、政府 所需的 生產勞動、金融系統。</text:p>
                    </text:list-item>
                    <text:list-item>
                      <text:p text:style-name="P5">戰時，積極 上戰場、犧牲生命 當砲灰，用 健康、生命 捍衛 國家、政府。</text:p>
                    </text:list-item>
                  </text:list>
                </text:list-item>
                <text:list-item>
                  <text:p text:style-name="P4">商君書 認定，讓 人民 只有 一種、幾種 選擇、選項。</text:p>
                  <text:list>
                    <text:list-item>
                      <text:p text:style-name="P6">讓 人民 只有 一種、幾種（國家 事先 篩選過的）選擇、選項。</text:p>
                    </text:list-item>
                    <text:list-item>
                      <text:p text:style-name="P5">讓 人民 做，國家 希望 人民做的 事。</text:p>
                      <text:list>
                        <text:list-item>
                          <text:p text:style-name="P7">讓 人民 思想、決策、行動，國家 希望 人民 思想、決策、行動 的 事。</text:p>
                        </text:list-item>
                      </text:list>
                    </text:list-item>
                  </text:list>
                </text:list-item>
                <text:list-item>
                  <text:p text:style-name="P5">商君書 認定，馭民五術。</text:p>
                </text:list-item>
                <text:list-item>
                  <text:p text:style-name="P2">反制。</text:p>
                  <text:list>
                    <text:list-item>
                      <text:p text:style-name="P2">不能<text:span text:style-name="T2">、不要</text:span> 趨利、避害、自私、自利。</text:p>
                    </text:list-item>
                    <text:list-item>
                      <text:p text:style-name="P2">要為 群體、其他個體 <text:span text:style-name="T2">的 福利、權利、公共利益，進行</text:span> 貢獻、輸出。</text:p>
                      <text:list>
                        <text:list-item>
                          <text:p text:style-name="P5">分享、共享、同享、貢獻、協助、幫助、幫忙。</text:p>
                        </text:list-item>
                        <text:list-item>
                          <text:p text:style-name="P2">明顯例子，<text:span text:style-name="T2">翻土、</text:span>種樹<text:span text:style-name="T2">、澆水、施肥、樹下乘涼</text:span>。</text:p>
                        </text:list-item>
                        <text:list-item>
                          <text:p text:style-name="P8">明顯例子，（阿米）<text:span text:style-name="T1">愛心羊皮紙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蘇格拉底"/>蘇格拉底<text:bookmark-end text:name="蘇格拉底"/></text:p>
          <text:list>
            <text:list-item>
              <text:p text:style-name="P8">精神助產術。</text:p>
            </text:list-item>
            <text:list-item>
              <text:p text:style-name="P9">理性對話法。</text:p>
              <text:list>
                <text:list-item>
                  <text:p text:style-name="P9">兩個人 理性對話。</text:p>
                </text:list-item>
              </text:list>
            </text:list-item>
            <text:list-item>
              <text:p text:style-name="P9">我知道的是自己無知。</text:p>
            </text:list-item>
          </text:list>
        </text:list-item>
        <text:list-item>
          <text:p text:style-name="P9"><text:bookmark-start text:name="柏拉圖"/>柏拉圖<text:bookmark-end text:name="柏拉圖"/></text:p>
          <text:list>
            <text:list-item>
              <text:p text:style-name="P9">理型。</text:p>
              <text:list>
                <text:list-item>
                  <text:p text:style-name="P10">理型論。</text:p>
                </text:list-item>
                <text:list-item>
                  <text:p text:style-name="P10">理型世界 <text:span text:style-name="T3">↔</text:span><text:span text:style-name="T4"> 不生不滅、數學幾何的三角形。</text:span></text:p>
                </text:list-item>
                <text:list-item>
                  <text:p text:style-name="P11">現實世界 <text:span text:style-name="T3">↔</text:span><text:span text:style-name="T4"> 會生會滅、</text:span>現實世界<text:span text:style-name="T4">的三角形</text:span>。</text:p>
                </text:list-item>
              </text:list>
            </text:list-item>
            <text:list-item>
              <text:p text:style-name="P9">對立論證法。</text:p>
            </text:list-item>
            <text:list-item>
              <text:p text:style-name="P12">慾望、理性、義氣。</text:p>
            </text:list-item>
          </text:list>
        </text:list-item>
        <text:list-item>
          <text:p text:style-name="P12"><text:bookmark-start text:name="尼采"/>尼采<text:bookmark-end text:name="尼采"/></text:p>
          <text:list>
            <text:list-item>
              <text:p text:style-name="P16"><text:span text:style-name="T19">（</text:span><text:span text:style-name="T7">相關描述 在 </text:span><text:span text:style-name="T12">新生之書</text:span><text:span text:style-name="T7">的 </text:span><text:span text:style-name="T12">歷史人物</text:span><text:span text:style-name="T7"> </text:span><text:span text:style-name="T11">文件群的</text:span><text:span text:style-name="T7"> </text:span><text:span text:style-name="T12">尼采</text:span><text:span text:style-name="T19">）</text:span></text:p>
            </text:list-item>
            <text:list-item>
              <text:p text:style-name="P13">查拉圖斯特拉如是說。</text:p>
              <text:list>
                <text:list-item>
                  <text:p text:style-name="P13">超人哲學。</text:p>
                  <text:list>
                    <text:list-item>
                      <text:p text:style-name="P13">超人。</text:p>
                      <text:list>
                        <text:list-item>
                          <text:p text:style-name="P13">人是應當被超越的東西。</text:p>
                          <text:list>
                            <text:list-item>
                              <text:p text:style-name="P13">人 要 彌補缺陷、趨向完美。</text:p>
                            </text:list-item>
                          </text:list>
                        </text:list-item>
                        <text:list-item>
                          <text:p text:style-name="P13">超越 自我。</text:p>
                          <text:list>
                            <text:list-item>
                              <text:p text:style-name="P13">人 要超越 自我，變成 超人。</text:p>
                            </text:list-item>
                            <text:list-item>
                              <text:p text:style-name="P14">人 要有 強烈的（實現（自我的）超越（趨向、成為 超人）的）慾望、行動力。</text:p>
                            </text:list-item>
                          </text:list>
                        </text:list-item>
                        <text:list-item>
                          <text:p text:style-name="P13"><text:span text:style-name="T13">我要 →</text:span><text:span text:style-name="T18"> </text:span><text:span text:style-name="T5">我是</text:span>。</text:p>
                          <text:list>
                            <text:list-item>
                              <text:p text:style-name="P13">動機、驅動力，<text:span text:style-name="T13">從 我要 變成 </text:span>我是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超人 <text:span text:style-name="T3">↔</text:span><text:span text:style-name="T8">（</text:span><text:span text:style-name="T10">人類</text:span><text:span text:style-name="T6"> </text:span><text:span text:style-name="T8">認定的）</text:span><text:span text:style-name="T7">佛</text:span>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00:00:36.674000000</dc:date>
    <meta:editing-duration>P21DT1H36M36S</meta:editing-duration>
    <meta:editing-cycles>12684</meta:editing-cycles>
    <meta:document-statistic meta:table-count="0" meta:image-count="0" meta:object-count="0" meta:page-count="1" meta:paragraph-count="56" meta:word-count="843" meta:character-count="995" meta:non-whitespace-character-count="899"/>
  </office:meta>
</office:document-meta>
</file>